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db5c" officeooo:paragraph-rsid="0014db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scm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cm_policy : 18.6.1 (L1) Ensure 'Apply UAC restrictions to local accounts on network logons' is set to 'Enabled' (MS only) (Scored) - IF SET TO 0 - IT WILL DISABLE ANSIBLE FROM LOGGING IN.] ***</text:p>
      <text:p text:style-name="P1">changed: [9.37.141.147]</text:p>
      <text:p text:style-name="P1"/>
      <text:p text:style-name="P1">TASK [ansible_role_policy_windows_scm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cm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cm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LocalAccountTokenFilterPolicy setting (18.6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cm_policy : 18.6.1 (L1) Ensure 'Apply UAC restrictions to local accounts on network logons' is set to 'Enabled' (MS only) (Scored) - IF SET TO 0 - IT WILL DISABLE ANSIBLE FROM LOGGING IN.] ***</text:p>
      <text:p text:style-name="P1">skipping: [9.37.141.147]</text:p>
      <text:p text:style-name="P1"/>
      <text:p text:style-name="P1">TASK [ansible_role_policy_windows_scm_policy : 18.6.2 (L1) Ensure 'WDigest Authentication' is set to 'Disabled' (Scored)] **********************************************************************************</text:p>
      <text:p text:style-name="P1">changed: [9.37.141.147]</text:p>
      <text:p text:style-name="P1"/>
      <text:p text:style-name="P1"><text:soft-page-break/>TASK [ansible_role_policy_windows_scm_policy : set_fact] 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cm_policy : debug] *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cm_policy : debug] *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UseLogonCredential setting (18.6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scm_policy : 18.6.2 (L1) Ensure 'WDigest Authentication' is set to 'Disabled' (Scored)] ****************************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7 <text:s text:c="3"/>changed=2 <text:s text:c="3"/>unreachable=0 <text:s text:c="3"/>failed=0 <text:s text:c="3"/>skipped=4 <text:s text:c="3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38:43.220049175</meta:creation-date>
    <dc:date>2019-09-13T13:39:27.370413803</dc:date>
    <meta:editing-duration>PT44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2" meta:paragraph-count="35" meta:word-count="213" meta:character-count="3402" meta:non-whitespace-character-count="3156"/>
  </office:meta>
</office:document-meta>
</file>